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1-19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8-04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5-28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4-03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2-03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1-19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10-01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8-15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5-28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4-11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2-01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1-08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9-19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6-28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4-11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2-01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2-12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0-04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7-20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4-0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2-08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2-06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0-26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8-23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6-29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5-11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3-02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2488" calcext:value-type="float">
            <text:p>8.2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293109677419" calcext:value-type="float">
            <text:p>8.4329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75275" calcext:value-type="float">
            <text:p>8.6897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5444" calcext:value-type="float">
            <text:p>8.50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863" calcext:value-type="float">
            <text:p>8.08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98224" calcext:value-type="float">
            <text:p>10.05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66975" calcext:value-type="float">
            <text:p>11.0736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1576774194" calcext:value-type="float">
            <text:p>11.19215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416722580645" calcext:value-type="float">
            <text:p>9.4741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82967741936" calcext:value-type="float">
            <text:p>8.56782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4216" calcext:value-type="float">
            <text:p>7.51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46775" calcext:value-type="float">
            <text:p>6.7904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7648" calcext:value-type="float">
            <text:p>7.5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30632258065" calcext:value-type="float">
            <text:p>8.14130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596775" calcext:value-type="float">
            <text:p>8.8859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398270967742" calcext:value-type="float">
            <text:p>9.1039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46325" calcext:value-type="float">
            <text:p>12.0884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77690322581" calcext:value-type="float">
            <text:p>10.417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059475" calcext:value-type="float">
            <text:p>9.3305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427819354839" calcext:value-type="float">
            <text:p>8.7642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175122580645" calcext:value-type="float">
            <text:p>8.4317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05703225806" calcext:value-type="float">
            <text:p>8.53105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10709677419" calcext:value-type="float">
            <text:p>7.5551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683122580645" calcext:value-type="float">
            <text:p>7.1668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742786206897" calcext:value-type="float">
            <text:p>6.957427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232077419355" calcext:value-type="float">
            <text:p>6.6223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58632258065" calcext:value-type="float">
            <text:p>6.57158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05144" calcext:value-type="float">
            <text:p>8.23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331075" calcext:value-type="float">
            <text:p>8.9633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35256" calcext:value-type="float">
            <text:p>10.12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41065" calcext:value-type="float">
            <text:p>9.2341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90825" calcext:value-type="float">
            <text:p>9.9339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8744" calcext:value-type="float">
            <text:p>9.5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87085" calcext:value-type="float">
            <text:p>9.4787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045522580645" calcext:value-type="float">
            <text:p>8.7304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34606451613" calcext:value-type="float">
            <text:p>8.6313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905171428572" calcext:value-type="float">
            <text:p>8.959051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782812903226" calcext:value-type="float">
            <text:p>9.5878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179587096774" calcext:value-type="float">
            <text:p>9.5017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848" calcext:value-type="float">
            <text:p>9.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230025" calcext:value-type="float">
            <text:p>10.0223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4673548387" calcext:value-type="float">
            <text:p>10.26546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43335" calcext:value-type="float">
            <text:p>8.7643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4236" calcext:value-type="float">
            <text:p>9.25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04670967742" calcext:value-type="float">
            <text:p>9.23504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34632258065" calcext:value-type="float">
            <text:p>8.46134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4354" calcext:value-type="float">
            <text:p>7.404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043725" calcext:value-type="float">
            <text:p>8.0704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660825806452" calcext:value-type="float">
            <text:p>9.2666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916" calcext:value-type="float">
            <text:p>11.26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0233" calcext:value-type="float">
            <text:p>11.7702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31352" calcext:value-type="float">
            <text:p>13.5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08998709677" calcext:value-type="float">
            <text:p>13.0008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886925" calcext:value-type="float">
            <text:p>12.2888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61008" calcext:value-type="float">
            <text:p>10.30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2655" calcext:value-type="float">
            <text:p>8.9822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84016" calcext:value-type="float">
            <text:p>6.71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991375" calcext:value-type="float">
            <text:p>6.9299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797028571428" calcext:value-type="float">
            <text:p>6.8379702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299" calcext:value-type="float">
            <text:p>7.3452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72361290323" calcext:value-type="float">
            <text:p>7.95272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426141935484" calcext:value-type="float">
            <text:p>8.38426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9832258065" calcext:value-type="float">
            <text:p>9.75369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7688" calcext:value-type="float">
            <text:p>11.71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283" calcext:value-type="float">
            <text:p>11.7892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0843870968" calcext:value-type="float">
            <text:p>10.7040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33072" calcext:value-type="float">
            <text:p>10.10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01435" calcext:value-type="float">
            <text:p>9.5301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64336" calcext:value-type="float">
            <text:p>7.73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21675" calcext:value-type="float">
            <text:p>7.4492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585875862069" calcext:value-type="float">
            <text:p>7.43585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28903225806" calcext:value-type="float">
            <text:p>7.33928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82665" calcext:value-type="float">
            <text:p>8.2282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46735483871" calcext:value-type="float">
            <text:p>8.7414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287819354839" calcext:value-type="float">
            <text:p>8.9928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4332903226" calcext:value-type="float">
            <text:p>12.13143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95819354839" calcext:value-type="float">
            <text:p>12.509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732025" calcext:value-type="float">
            <text:p>8.2773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2872" calcext:value-type="float">
            <text:p>7.40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653" calcext:value-type="float">
            <text:p>6.526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52064" calcext:value-type="float">
            <text:p>6.65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38475" calcext:value-type="float">
            <text:p>7.6503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275657142857" calcext:value-type="float">
            <text:p>8.01275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7375" calcext:value-type="float">
            <text:p>8.567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107948387097" calcext:value-type="float">
            <text:p>8.9810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2104" calcext:value-type="float">
            <text:p>8.97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85595" calcext:value-type="float">
            <text:p>9.0485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9608" calcext:value-type="float">
            <text:p>9.43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410425806452" calcext:value-type="float">
            <text:p>9.04410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87475" calcext:value-type="float">
            <text:p>8.1418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244" calcext:value-type="float">
            <text:p>9.06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214916129032" calcext:value-type="float">
            <text:p>9.1821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77729032258" calcext:value-type="float">
            <text:p>8.02577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575" calcext:value-type="float">
            <text:p>7.9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840428571429" calcext:value-type="float">
            <text:p>9.54840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1231" calcext:value-type="float">
            <text:p>10.611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24642580645" calcext:value-type="float">
            <text:p>11.16246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99073548387" calcext:value-type="float">
            <text:p>11.49990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93895" calcext:value-type="float">
            <text:p>11.8793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92907586207" calcext:value-type="float">
            <text:p>13.559290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55169655172" calcext:value-type="float">
            <text:p>16.735516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49975" calcext:value-type="float">
            <text:p>15.0474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7332" calcext:value-type="float">
            <text:p>11.92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6912" calcext:value-type="float">
            <text:p>12.3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37824" calcext:value-type="float">
            <text:p>9.99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195575" calcext:value-type="float">
            <text:p>9.5519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75569655172" calcext:value-type="float">
            <text:p>10.197556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5795" calcext:value-type="float">
            <text:p>10.3515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92438709677" calcext:value-type="float">
            <text:p>10.4192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0304" calcext:value-type="float">
            <text:p>10.45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043" calcext:value-type="float">
            <text:p>12.536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00658064516" calcext:value-type="float">
            <text:p>17.6100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14036129032" calcext:value-type="float">
            <text:p>12.6314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92683636364" calcext:value-type="float">
            <text:p>11.949268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26744" calcext:value-type="float">
            <text:p>14.08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024125" calcext:value-type="float">
            <text:p>13.3602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24136" calcext:value-type="float">
            <text:p>9.86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6995" calcext:value-type="float">
            <text:p>9.0256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137351724138" calcext:value-type="float">
            <text:p>9.071373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35303225807" calcext:value-type="float">
            <text:p>9.75635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057325" calcext:value-type="float">
            <text:p>9.9205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34976" calcext:value-type="float">
            <text:p>10.15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81375" calcext:value-type="float">
            <text:p>14.5118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26888" calcext:value-type="float">
            <text:p>13.23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0415" calcext:value-type="float">
            <text:p>10.940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076475" calcext:value-type="float">
            <text:p>10.6907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7048" calcext:value-type="float">
            <text:p>9.67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7715" calcext:value-type="float">
            <text:p>8.0777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388619354839" calcext:value-type="float">
            <text:p>7.91388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03184516129" calcext:value-type="float">
            <text:p>7.3903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427475862069" calcext:value-type="float">
            <text:p>6.954274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30064516129" calcext:value-type="float">
            <text:p>7.6903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6248" calcext:value-type="float">
            <text:p>9.03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449625" calcext:value-type="float">
            <text:p>9.3044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43432258065" calcext:value-type="float">
            <text:p>9.54643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91458064516" calcext:value-type="float">
            <text:p>9.0259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27365" calcext:value-type="float">
            <text:p>9.7027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00688" calcext:value-type="float">
            <text:p>8.7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537858064516" calcext:value-type="float">
            <text:p>7.7853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936492307692" calcext:value-type="float">
            <text:p>7.169364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74415483871" calcext:value-type="float">
            <text:p>8.9774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932885714286" calcext:value-type="float">
            <text:p>8.99932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23432258065" calcext:value-type="float">
            <text:p>8.70823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62632258065" calcext:value-type="float">
            <text:p>8.79662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61832258065" calcext:value-type="float">
            <text:p>9.49461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047675" calcext:value-type="float">
            <text:p>9.9104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7456" calcext:value-type="float">
            <text:p>9.6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4916129032" calcext:value-type="float">
            <text:p>10.668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51515" calcext:value-type="float">
            <text:p>9.9751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93304" calcext:value-type="float">
            <text:p>9.67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98296774194" calcext:value-type="float">
            <text:p>9.3149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79" calcext:value-type="float">
            <text:p>8.59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85351724138" calcext:value-type="float">
            <text:p>8.339853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756386206897" calcext:value-type="float">
            <text:p>8.807563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077775" calcext:value-type="float">
            <text:p>9.2707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9463225806" calcext:value-type="float">
            <text:p>10.21394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06552" calcext:value-type="float">
            <text:p>10.22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48745" calcext:value-type="float">
            <text:p>10.0448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55968" calcext:value-type="float">
            <text:p>10.84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13401290323" calcext:value-type="float">
            <text:p>12.54134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757275" calcext:value-type="float">
            <text:p>10.2975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63636129032" calcext:value-type="float">
            <text:p>10.4063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3483870968" calcext:value-type="float">
            <text:p>10.911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8168" calcext:value-type="float">
            <text:p>9.2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653341935484" calcext:value-type="float">
            <text:p>9.0365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288142857143" calcext:value-type="float">
            <text:p>8.90288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535075" calcext:value-type="float">
            <text:p>10.0453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0776" calcext:value-type="float">
            <text:p>10.22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7425" calcext:value-type="float">
            <text:p>10.512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01376" calcext:value-type="float">
            <text:p>9.94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95125" calcext:value-type="float">
            <text:p>9.8969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1667096774" calcext:value-type="float">
            <text:p>10.1951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945316129032" calcext:value-type="float">
            <text:p>9.7094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24245" calcext:value-type="float">
            <text:p>9.4924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158942857143" calcext:value-type="float">
            <text:p>8.47158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860375" calcext:value-type="float">
            <text:p>7.8786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545875862069" calcext:value-type="float">
            <text:p>8.04545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913187096774" calcext:value-type="float">
            <text:p>7.9991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345625" calcext:value-type="float">
            <text:p>8.6034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50016" calcext:value-type="float">
            <text:p>8.72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043225806452" calcext:value-type="float">
            <text:p>8.6204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9528" calcext:value-type="float">
            <text:p>10.13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85832258065" calcext:value-type="float">
            <text:p>7.6048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1987" calcext:value-type="float">
            <text:p>9.8019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66688" calcext:value-type="float">
            <text:p>8.24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935630769231" calcext:value-type="float">
            <text:p>7.569356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67816" calcext:value-type="float">
            <text:p>6.45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713677419355" calcext:value-type="float">
            <text:p>7.8171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5676" calcext:value-type="float">
            <text:p>8.07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478219354839" calcext:value-type="float">
            <text:p>8.22478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28688" calcext:value-type="float">
            <text:p>8.32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825212903226" calcext:value-type="float">
            <text:p>8.40825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74193548387" calcext:value-type="float">
            <text:p>9.5987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66784516129" calcext:value-type="float">
            <text:p>8.7466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22984" calcext:value-type="float">
            <text:p>9.04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83264516129" calcext:value-type="float">
            <text:p>8.978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5456" calcext:value-type="float">
            <text:p>8.8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541806451613" calcext:value-type="float">
            <text:p>8.4454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20579310345" calcext:value-type="float">
            <text:p>8.662205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160125" calcext:value-type="float">
            <text:p>9.0016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487380645162" calcext:value-type="float">
            <text:p>8.83487380645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693883870968" calcext:value-type="float">
            <text:p>8.66693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918322580645" calcext:value-type="float">
            <text:p>8.4591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245187096774" calcext:value-type="float">
            <text:p>7.8924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616490322581" calcext:value-type="float">
            <text:p>7.95616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84436363636" calcext:value-type="float">
            <text:p>8.302844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23816" calcext:value-type="float">
            <text:p>8.08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30374193548" calcext:value-type="float">
            <text:p>8.31730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30592" calcext:value-type="float">
            <text:p>8.37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351406451613" calcext:value-type="float">
            <text:p>9.21351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8817142857" calcext:value-type="float">
            <text:p>10.26588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13525" calcext:value-type="float">
            <text:p>10.2261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54611612903" calcext:value-type="float">
            <text:p>10.5354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3736" calcext:value-type="float">
            <text:p>10.55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67775" calcext:value-type="float">
            <text:p>10.7566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34576" calcext:value-type="float">
            <text:p>12.37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05135483871" calcext:value-type="float">
            <text:p>16.030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40595" calcext:value-type="float">
            <text:p>11.1440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5856" calcext:value-type="float">
            <text:p>12.12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3690322581" calcext:value-type="float">
            <text:p>11.027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32464516129" calcext:value-type="float">
            <text:p>9.7873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273806451613" calcext:value-type="float">
            <text:p>9.8627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73957142857" calcext:value-type="float">
            <text:p>10.18739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38188387097" calcext:value-type="float">
            <text:p>10.3738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1412307692" calcext:value-type="float">
            <text:p>10.479141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50854285714" calcext:value-type="float">
            <text:p>10.53508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67803870968" calcext:value-type="float">
            <text:p>10.17678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66016" calcext:value-type="float">
            <text:p>10.09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14985806452" calcext:value-type="float">
            <text:p>11.03149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74095483871" calcext:value-type="float">
            <text:p>11.0074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356077419355" calcext:value-type="float">
            <text:p>8.9235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255974193548" calcext:value-type="float">
            <text:p>9.2225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083831578948" calcext:value-type="float">
            <text:p>8.0308383157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06864516129" calcext:value-type="float">
            <text:p>8.810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0616" calcext:value-type="float">
            <text:p>9.33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7855" calcext:value-type="float">
            <text:p>9.507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01870967742" calcext:value-type="float">
            <text:p>10.100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9009032258" calcext:value-type="float">
            <text:p>10.4159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347325" calcext:value-type="float">
            <text:p>10.2634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79587096774" calcext:value-type="float">
            <text:p>11.197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457" calcext:value-type="float">
            <text:p>13.704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374725" calcext:value-type="float">
            <text:p>11.6937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15390967742" calcext:value-type="float">
            <text:p>11.0115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1889" calcext:value-type="float">
            <text:p>10.541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78735483871" calcext:value-type="float">
            <text:p>8.6347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021109677419" calcext:value-type="float">
            <text:p>9.5302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361" calcext:value-type="float">
            <text:p>9.833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16725" calcext:value-type="float">
            <text:p>10.1011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6225" calcext:value-type="float">
            <text:p>10.314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3749677419" calcext:value-type="float">
            <text:p>10.54637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8487272727" calcext:value-type="float">
            <text:p>10.646848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7429677419" calcext:value-type="float">
            <text:p>12.3477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177925" calcext:value-type="float">
            <text:p>12.7117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9691" calcext:value-type="float">
            <text:p>9.7196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0753548387" calcext:value-type="float">
            <text:p>10.9390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795275" calcext:value-type="float">
            <text:p>9.5279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0487" calcext:value-type="float">
            <text:p>9.230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724125" calcext:value-type="float">
            <text:p>8.4072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91793548387" calcext:value-type="float">
            <text:p>8.3399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46625" calcext:value-type="float">
            <text:p>8.6834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489818181818" calcext:value-type="float">
            <text:p>8.594898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745419354839" calcext:value-type="float">
            <text:p>8.2674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791825" calcext:value-type="float">
            <text:p>7.7279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09909677419" calcext:value-type="float">
            <text:p>8.25309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4785" calcext:value-type="float">
            <text:p>9.5434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29147826087" calcext:value-type="float">
            <text:p>8.7262914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907793548387" calcext:value-type="float">
            <text:p>9.2390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93525" calcext:value-type="float">
            <text:p>7.8639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01909677419" calcext:value-type="float">
            <text:p>6.47001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8706" calcext:value-type="float">
            <text:p>5.648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72592" calcext:value-type="float">
            <text:p>6.41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969522580645" calcext:value-type="float">
            <text:p>6.4596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894787096774" calcext:value-type="float">
            <text:p>7.2889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08670967742" calcext:value-type="float">
            <text:p>8.79308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159675" calcext:value-type="float">
            <text:p>11.2515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56825806452" calcext:value-type="float">
            <text:p>13.265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317225" calcext:value-type="float">
            <text:p>10.9031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882875" calcext:value-type="float">
            <text:p>9.6788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485677419355" calcext:value-type="float">
            <text:p>8.6248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154225" calcext:value-type="float">
            <text:p>9.2915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48224516129" calcext:value-type="float">
            <text:p>8.3748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296670967742" calcext:value-type="float">
            <text:p>7.8329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385542857143" calcext:value-type="float">
            <text:p>8.31385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08525" calcext:value-type="float">
            <text:p>9.0640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27174193548" calcext:value-type="float">
            <text:p>9.5852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029212903226" calcext:value-type="float">
            <text:p>9.49029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918225" calcext:value-type="float">
            <text:p>9.4591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12668387097" calcext:value-type="float">
            <text:p>11.2912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6625" calcext:value-type="float">
            <text:p>10.634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413725" calcext:value-type="float">
            <text:p>11.0041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283690322581" calcext:value-type="float">
            <text:p>9.5228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706825" calcext:value-type="float">
            <text:p>8.5470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38967741936" calcext:value-type="float">
            <text:p>7.71438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902725" calcext:value-type="float">
            <text:p>8.2190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52144" calcext:value-type="float">
            <text:p>9.00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52129032258" calcext:value-type="float">
            <text:p>9.4065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70967741936" calcext:value-type="float">
            <text:p>9.5127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4088" calcext:value-type="float">
            <text:p>9.59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375019354839" calcext:value-type="float">
            <text:p>9.8737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51936" calcext:value-type="float">
            <text:p>11.78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30125" calcext:value-type="float">
            <text:p>11.5543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49238709677" calcext:value-type="float">
            <text:p>9.39649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2792" calcext:value-type="float">
            <text:p>8.86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607664516129" calcext:value-type="float">
            <text:p>8.9460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8376" calcext:value-type="float">
            <text:p>7.79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62296774194" calcext:value-type="float">
            <text:p>7.19662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036085714286" calcext:value-type="float">
            <text:p>7.35036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34815483871" calcext:value-type="float">
            <text:p>7.7734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342425806452" calcext:value-type="float">
            <text:p>7.4134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09424516129" calcext:value-type="float">
            <text:p>7.8109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902322580645" calcext:value-type="float">
            <text:p>7.1790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81296" calcext:value-type="float">
            <text:p>9.36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175070967742" calcext:value-type="float">
            <text:p>8.7717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29238709677" calcext:value-type="float">
            <text:p>7.79629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56896" calcext:value-type="float">
            <text:p>8.89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677651612903" calcext:value-type="float">
            <text:p>8.91677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49424" calcext:value-type="float">
            <text:p>7.84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272412903226" calcext:value-type="float">
            <text:p>7.6127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531542857143" calcext:value-type="float">
            <text:p>8.56531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083587096774" calcext:value-type="float">
            <text:p>9.4408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52129032258" calcext:value-type="float">
            <text:p>9.7875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02312" calcext:value-type="float">
            <text:p>10.13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1096" calcext:value-type="float">
            <text:p>10.8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89633684211" calcext:value-type="float">
            <text:p>11.918963368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80061935484" calcext:value-type="float">
            <text:p>10.3980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1624" calcext:value-type="float">
            <text:p>10.11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240541935484" calcext:value-type="float">
            <text:p>8.0124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7744" calcext:value-type="float">
            <text:p>6.75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167251612903" calcext:value-type="float">
            <text:p>6.94167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975742857143" calcext:value-type="float">
            <text:p>7.52975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65135483871" calcext:value-type="float">
            <text:p>7.9276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15174193548" calcext:value-type="float">
            <text:p>9.76815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431690322581" calcext:value-type="float">
            <text:p>9.9343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52714285714" calcext:value-type="float">
            <text:p>12.7852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65184" calcext:value-type="float">
            <text:p>11.05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2971" calcext:value-type="float">
            <text:p>9.2929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53028571429" calcext:value-type="float">
            <text:p>8.77853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9953103448" calcext:value-type="float">
            <text:p>10.012995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93525" calcext:value-type="float">
            <text:p>7.1019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510864516129" calcext:value-type="float">
            <text:p>6.5351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20424" calcext:value-type="float">
            <text:p>7.50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8945" calcext:value-type="float">
            <text:p>9.0618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22165" calcext:value-type="float">
            <text:p>9.3522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71976" calcext:value-type="float">
            <text:p>9.27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23865" calcext:value-type="float">
            <text:p>10.7123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10126451613" calcext:value-type="float">
            <text:p>11.10101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889677419355" calcext:value-type="float">
            <text:p>6.6588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706116129032" calcext:value-type="float">
            <text:p>8.0970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557963636364" calcext:value-type="float">
            <text:p>7.535579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8872" calcext:value-type="float">
            <text:p>7.88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768619354839" calcext:value-type="float">
            <text:p>7.83768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51310344828" calcext:value-type="float">
            <text:p>8.59851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483425" calcext:value-type="float">
            <text:p>10.4848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7726451613" calcext:value-type="float">
            <text:p>11.0857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96934193548" calcext:value-type="float">
            <text:p>11.4596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32596363636" calcext:value-type="float">
            <text:p>11.833259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182" calcext:value-type="float">
            <text:p>13.267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9983" calcext:value-type="float">
            <text:p>13.5799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0574117647" calcext:value-type="float">
            <text:p>11.710057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5991111111" calcext:value-type="float">
            <text:p>11.411599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4145" calcext:value-type="float">
            <text:p>10.1744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839612903226" calcext:value-type="float">
            <text:p>8.7983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621225" calcext:value-type="float">
            <text:p>8.5562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448882758621" calcext:value-type="float">
            <text:p>8.614488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346125" calcext:value-type="float">
            <text:p>8.6434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24206451613" calcext:value-type="float">
            <text:p>9.70424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94525" calcext:value-type="float">
            <text:p>9.8489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743458064516" calcext:value-type="float">
            <text:p>9.7574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1037419355" calcext:value-type="float">
            <text:p>11.2891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864925" calcext:value-type="float">
            <text:p>10.5286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565075" calcext:value-type="float">
            <text:p>8.6356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923948387097" calcext:value-type="float">
            <text:p>9.49923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7825" calcext:value-type="float">
            <text:p>9.308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567690322581" calcext:value-type="float">
            <text:p>9.3856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9525" calcext:value-type="float">
            <text:p>9.906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28165" calcext:value-type="float">
            <text:p>10.3428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957" calcext:value-type="float">
            <text:p>10.323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3055483871" calcext:value-type="float">
            <text:p>10.313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0100645161" calcext:value-type="float">
            <text:p>10.5150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77808" calcext:value-type="float">
            <text:p>11.04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00392258065" calcext:value-type="float">
            <text:p>12.26003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07930322581" calcext:value-type="float">
            <text:p>10.99079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9704" calcext:value-type="float">
            <text:p>11.11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792775" calcext:value-type="float">
            <text:p>9.3279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34016" calcext:value-type="float">
            <text:p>8.62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59365" calcext:value-type="float">
            <text:p>8.6359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200216216216" calcext:value-type="float">
            <text:p>9.53200216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583075" calcext:value-type="float">
            <text:p>10.0758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7495" calcext:value-type="float">
            <text:p>10.437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5872" calcext:value-type="float">
            <text:p>10.69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3185" calcext:value-type="float">
            <text:p>12.4543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5551483871" calcext:value-type="float">
            <text:p>11.9955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4366451613" calcext:value-type="float">
            <text:p>10.3024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3031" calcext:value-type="float">
            <text:p>9.7730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227019354839" calcext:value-type="float">
            <text:p>9.46227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66" calcext:value-type="float">
            <text:p>8.83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1197" calcext:value-type="float">
            <text:p>7.291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94744" calcext:value-type="float">
            <text:p>7.52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17574193548" calcext:value-type="float">
            <text:p>8.05517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6969" calcext:value-type="float">
            <text:p>9.2769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07552" calcext:value-type="float">
            <text:p>11.02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921" calcext:value-type="float">
            <text:p>12.729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4616774194" calcext:value-type="float">
            <text:p>13.24346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9863225807" calcext:value-type="float">
            <text:p>13.58198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58128" calcext:value-type="float">
            <text:p>12.06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99300645161" calcext:value-type="float">
            <text:p>11.7799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0464" calcext:value-type="float">
            <text:p>10.20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089522580645" calcext:value-type="float">
            <text:p>8.4408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15828571429" calcext:value-type="float">
            <text:p>8.34215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940851612903" calcext:value-type="float">
            <text:p>8.63940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848722580645" calcext:value-type="float">
            <text:p>9.7484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95785806452" calcext:value-type="float">
            <text:p>10.9095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75704" calcext:value-type="float">
            <text:p>10.83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837780645161" calcext:value-type="float">
            <text:p>9.43837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4183225806" calcext:value-type="float">
            <text:p>10.18041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09112" calcext:value-type="float">
            <text:p>10.49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796180645161" calcext:value-type="float">
            <text:p>9.1579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98112" calcext:value-type="float">
            <text:p>9.30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595509677419" calcext:value-type="float">
            <text:p>9.0059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54428571429" calcext:value-type="float">
            <text:p>9.14454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1894193548" calcext:value-type="float">
            <text:p>10.09418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53112258065" calcext:value-type="float">
            <text:p>10.24531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54712" calcext:value-type="float">
            <text:p>10.14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35579354839" calcext:value-type="float">
            <text:p>10.79355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90968" calcext:value-type="float">
            <text:p>10.90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32944516129" calcext:value-type="float">
            <text:p>9.1032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400025806452" calcext:value-type="float">
            <text:p>8.97400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3332" calcext:value-type="float">
            <text:p>9.13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35904516129" calcext:value-type="float">
            <text:p>8.4235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05688" calcext:value-type="float">
            <text:p>7.70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685419354839" calcext:value-type="float">
            <text:p>7.2768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73572413793" calcext:value-type="float">
            <text:p>8.001735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854658064516" calcext:value-type="float">
            <text:p>8.7485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15535483871" calcext:value-type="float">
            <text:p>9.2931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28672" calcext:value-type="float">
            <text:p>10.39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8607483871" calcext:value-type="float">
            <text:p>10.5386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6104" calcext:value-type="float">
            <text:p>10.26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5956129032" calcext:value-type="float">
            <text:p>10.3575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95104516129" calcext:value-type="float">
            <text:p>10.0695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93952" calcext:value-type="float">
            <text:p>9.02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51984516129" calcext:value-type="float">
            <text:p>8.3351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8992" calcext:value-type="float">
            <text:p>7.47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224228571429" calcext:value-type="float">
            <text:p>8.25224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9088" calcext:value-type="float">
            <text:p>8.76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392412903226" calcext:value-type="float">
            <text:p>9.5939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06152" calcext:value-type="float">
            <text:p>9.90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98175483871" calcext:value-type="float">
            <text:p>9.6998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958133333334" calcext:value-type="float">
            <text:p>9.51958133333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080840936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87696" calcext:value-type="float">
            <text:p>9.40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116" meta:object-count="0"/>
    <meta:user-defined meta:name="AppVersion">3.0</meta:user-defined>
  </office:meta>
</office:document-meta>
</file>